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Utils.addResources( String name , Set &lt; String &gt; urls , ClassLoader 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lassUtils.getIterator( Object 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lassUtils.getResource( String name , Object cal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lassUtils.getClas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assUtils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getFieldValue( Class clazz ,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Utils.addResource( String name , Set &lt; String &gt; urls , Class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Utils.findDeclaredMethod( Class clazz , String name , Class [ ] para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lassUtils.Class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Utils.getResources( String name , Object cal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lassUtils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getThreadContext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getInstanc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getResourceAsStream( String name , Object cal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Utils.getFieldValue( String field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Utils.findMethod( Class clazz , String name , Class [ ]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Utils.getCallerLoader( Object cal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